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dbb6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ackground-color="#ffdbb6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ackground-color="#ffdbb6" fo:border-left="0.74pt solid #000000" fo:border-right="0.74pt solid #000000" fo:border-top="none"/>
    </style:style>
    <style:style style:name="ce4" style:family="table-cell" style:parent-style-name="Default">
      <style:table-cell-properties fo:border-bottom="none" fo:background-color="#ffd8ce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0.74pt solid #000000" fo:background-color="#ffd8ce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ffd7d7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none" fo:background-color="#ffd7d7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ackground-color="#ffd7d7" fo:border-left="0.74pt solid #000000" fo:border-right="0.74pt solid #000000" fo:border-top="none"/>
    </style:style>
    <style:style style:name="ce9" style:family="table-cell" style:parent-style-name="Default">
      <style:table-cell-properties fo:border-bottom="none" fo:background-color="#e0c2cd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ackground-color="#e0c2cd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ackground-color="#e0c2cd" fo:border-left="0.74pt solid #000000" fo:border-right="0.74pt solid #000000" fo:border-top="none"/>
    </style:style>
    <style:style style:name="ce12" style:family="table-cell" style:parent-style-name="Default">
      <style:table-cell-properties fo:background-color="#dedce6" fo:border="0.74pt solid #000000"/>
    </style:style>
    <style:style style:name="ce13" style:family="table-cell" style:parent-style-name="Default">
      <style:table-cell-properties fo:border-bottom="none" fo:background-color="#dee6ef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ackground-color="#dee6ef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ackground-color="#dee6ef" fo:border-left="0.74pt solid #000000" fo:border-right="0.74pt solid #000000" fo:border-top="none"/>
    </style:style>
    <style:style style:name="ce16" style:family="table-cell" style:parent-style-name="Default">
      <style:table-cell-properties fo:background-color="#dee7e5" fo:border="0.74pt solid #000000"/>
    </style:style>
    <style:style style:name="ce17" style:family="table-cell" style:parent-style-name="Default">
      <style:table-cell-properties fo:background-color="#dde8cb" fo:border="0.74pt solid #000000"/>
    </style:style>
    <style:style style:name="ce18" style:family="table-cell" style:parent-style-name="Default">
      <style:table-cell-properties fo:background-color="#f6f9d4" fo:border="0.74pt solid #000000"/>
    </style:style>
    <style:style style:name="ce19" style:family="table-cell" style:parent-style-name="Default">
      <style:table-cell-properties fo:background-color="#ffffa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ooseSk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SkipCo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Rep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RepeatCo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Solid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SolidCo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2</text:p>
          </table:table-cell>
          <table:table-cell table:formula="of:=1+2+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2Co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2Cache</text:p>
          </table:table-cell>
          <table:table-cell table:formula="of:=1+1+2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2CacheCo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4</text:p>
          </table:table-cell>
          <table:table-cell table:formula="of:=1+4+4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4Co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4Cache</text:p>
          </table:table-cell>
          <table:table-cell table:formula="of:=1+1+4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4CacheCo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8</text:p>
          </table:table-cell>
          <table:table-cell table:formula="of:=1+8+6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8Co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8Cache</text:p>
          </table:table-cell>
          <table:table-cell table:formula="of:=1+1+6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Pal8CacheCo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oseRaw</text:p>
          </table:table-cell>
          <table:table-cell table:formula="of:=1+16" office:value-type="float" office:value="17" calcext:value-type="float">
            <text:p>1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hooseSkipCont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hooseRepeatCont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ChooseSolidCo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hooseSkip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hooseRepeat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hooseSolid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ChoosePal2Con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ChoosePal2CacheCont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ChoosePal2Cache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ChoosePal4Cont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hoosePal4CacheCont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ChoosePal2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ChoosePal4Cache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ChoosePal8Cont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ChoosePal8CacheCont</text:p>
          </table:table-cell>
          <table:table-cell table:style-name="ce15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ChoosePal8Cache</text:p>
          </table:table-cell>
          <table:table-cell table:style-name="ce16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ChoosePal4</text:p>
          </table:table-cell>
          <table:table-cell table:style-name="ce17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ChoosePal8</text:p>
          </table:table-cell>
          <table:table-cell table:style-name="ce18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ChooseRaw</text:p>
          </table:table-cell>
          <table:table-cell table:style-name="ce19"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0" table:target-range-address="Лист1.C27:Лист1.D4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2:35:24.931000000</meta:creation-date>
    <dc:date>2024-04-30T12:49:55.074000000</dc:date>
    <meta:editing-duration>PT14M28S</meta:editing-duration>
    <meta:editing-cycles>7</meta:editing-cycles>
    <meta:generator>LibreOffice/7.4.3.2$Windows_X86_64 LibreOffice_project/1048a8393ae2eeec98dff31b5c133c5f1d08b890</meta:generator>
    <meta:document-statistic meta:table-count="1" meta:cell-count="86" meta:object-count="0"/>
  </office:meta>
</office:document-meta>
</file>